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890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02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02:43:41.60</dc:date>
    <meta:generator>OpenOffice/4.1.16$Win32 OpenOffice.org_project/4116m3$Build-9816</meta:generator>
    <meta:editing-duration>PT17H44M58S</meta:editing-duration>
    <meta:editing-cycles>105</meta:editing-cycles>
    <meta:document-statistic meta:table-count="15" meta:cell-count="961" meta:object-count="0"/>
  </office:meta>
</office:document-meta>
</file>